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0f5f"/>
    </style:style>
    <style:style style:name="P2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style:font-name="Calibri" fo:font-size="20pt" officeooo:rsid="00170f5f" style:font-size-asian="17.5pt" style:font-size-complex="20pt"/>
    </style:style>
    <style:style style:name="gr1" style:family="graphic">
      <style:graphic-properties svg:stroke-color="#000000" draw:fill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="none" draw:fill-color="#ffffff" draw:textarea-horizontal-align="justify" draw:textarea-vertical-align="middle" draw:auto-grow-height="false" fo:min-height="0.58cm" fo:min-width="0.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="none" draw:fill-color="#ffffff" draw:textarea-horizontal-align="justify" draw:textarea-vertical-align="middle" draw:auto-grow-height="false" fo:min-height="0.674cm" fo:min-width="0.6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fill="none" draw:fill-color="#ffffff" draw:textarea-horizontal-align="justify" draw:textarea-vertical-align="middle" draw:auto-grow-height="false" fo:min-height="0.654cm" fo:min-width="0.6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fill="none" draw:fill-color="#ffffff" draw:textarea-horizontal-align="justify" draw:textarea-vertical-align="middle" draw:auto-grow-height="false" fo:min-height="0.545cm" fo:min-width="0.5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000000" draw:fill="none" draw:fill-color="#ffffff" draw:textarea-horizontal-align="justify" draw:textarea-vertical-align="middle" draw:auto-grow-height="false" fo:min-height="0.526cm" fo:min-width="0.52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2" draw:text-style-name="P2" svg:width="0.821cm" svg:height="0.821cm" svg:x="5.923cm" svg:y="0.0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6" draw:style-name="gr3" draw:text-style-name="P2" svg:width="0.953cm" svg:height="0.953cm" svg:x="8.543cm" svg:y="0.8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" draw:name="Shape7" draw:style-name="gr1" draw:text-style-name="P2" svg:x1="5.923cm" svg:y1="0.621cm" svg:x2="4.362cm" svg:y2="1.15cm"><text:p/></draw:line><draw:line text:anchor-type="paragraph" draw:z-index="9" draw:name="Shape10" draw:style-name="gr1" draw:text-style-name="P2" svg:x1="6.743cm" svg:y1="0.542cm" svg:x2="8.542cm" svg:y2="1.151cm"><text:p/></draw:line><text:tab/><text:tab/><text:tab/><text:tab/><text:tab/><text:span text:style-name="T2">L</text:span></text:p>
      <text:p text:style-name="Standard"><draw:custom-shape text:anchor-type="paragraph" draw:z-index="1" draw:name="Shape2" draw:style-name="gr6" draw:text-style-name="P2" svg:width="0.742cm" svg:height="0.742cm" svg:x="3.62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3" draw:style-name="gr4" draw:text-style-name="P2" svg:width="0.927cm" svg:height="0.927cm" svg:x="1.769cm" svg:y="0.8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5" draw:style-name="gr4" draw:text-style-name="P2" svg:width="0.927cm" svg:height="0.927cm" svg:x="7.325cm" svg:y="0.7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" draw:name="Shape8" draw:style-name="gr1" draw:text-style-name="P2" svg:x1="3.621cm" svg:y1="0.607cm" svg:x2="2.695cm" svg:y2="1.057cm"><text:p/></draw:line><draw:line text:anchor-type="paragraph" draw:z-index="8" draw:name="Shape9" draw:style-name="gr1" draw:text-style-name="P2" svg:x1="4.362cm" svg:y1="0.686cm" svg:x2="5.156cm" svg:y2="1.136cm"><text:p/></draw:line><draw:line text:anchor-type="paragraph" draw:z-index="10" draw:name="Shape11" draw:style-name="gr1" draw:text-style-name="P2" svg:x1="8.701cm" svg:y1="0.792cm" svg:x2="8.251cm" svg:y2="1.189cm"><text:p/></draw:line><text:span text:style-name="T2"><text:tab/><text:tab/><text:tab/>E<text:tab/><text:tab/><text:tab/><text:tab/>O</text:span></text:p>
      <text:p text:style-name="P1"><draw:custom-shape text:anchor-type="paragraph" draw:z-index="3" draw:name="Shape4" draw:style-name="gr5" draw:text-style-name="P2" svg:width="0.768cm" svg:height="0.768cm" svg:x="5.024cm" svg:y="0.1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" draw:name="Shape13" draw:style-name="gr1" draw:text-style-name="P2" svg:x1="2.695cm" svg:y1="0.619cm" svg:x2="3.145cm" svg:y2="0.91cm"><text:p/></draw:line><text:span text:style-name="T2"><text:tab/> <text:s text:c="4"/>B<text:tab/><text:tab/><text:tab/> G<text:tab/><text:tab/>N</text:span></text:p>
      <text:p text:style-name="P1"><draw:custom-shape text:anchor-type="paragraph" draw:z-index="11" draw:name="Shape12" draw:style-name="gr2" draw:text-style-name="P2" svg:width="0.821cm" svg:height="0.821cm" svg:x="2.986cm" svg:y="0.0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"><text:tab/><text:tab/> <text:s text:c="3"/>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15T11:32:08.102000000</meta:creation-date>
    <dc:date>2022-09-15T11:36:17.445000000</dc:date>
    <meta:editing-duration>PT4M9S</meta:editing-duration>
    <meta:editing-cycles>1</meta:editing-cycles>
    <meta:document-statistic meta:table-count="0" meta:image-count="0" meta:object-count="0" meta:page-count="1" meta:paragraph-count="4" meta:word-count="7" meta:character-count="37" meta:non-whitespace-character-count="7"/>
    <meta:generator>LibreOffice/6.4.0.3$Windows_X86_64 LibreOffice_project/b0a288ab3d2d4774cb44b62f04d5d28733ac6df8</meta:generator>
  </office:meta>
</office:document-meta>
</file>